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36160240" text:id="ct3616024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36161088" text:id="ct3616108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6161456" text:id="ct361614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7186256" text:id="ct3718625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6137344" text:id="ct3613734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36136752" text:id="ct36136752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36160240"/><text:change-start text:change-id="ct36161088"/>Adopt<text:change-end text:change-id="ct36161088"/>ed<text:change-start text:change-id="ct36161456"/> as a <text:change-end text:change-id="ct36161456"/>NMRA <text:change-start text:change-id="ct37186256"/>Standard<text:change-end text:change-id="ct37186256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36137344"/><text:change-start text:change-id="ct36136752"/>Version History<text:change-end text:change-id="ct36136752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0:10.556786600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0.4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1M50S</meta:editing-duration>
    <meta:generator>LibreOffice/4.2.7.2$Linux_X86_64 LibreOffice_project/420m0$Build-2</meta:generator>
    <dc:date>2015-02-17T20:30:10.462156493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51" meta:non-whitespace-character-count="383"/>
  </office:meta>
</office:document-meta>
</file>